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74523" officeooo:paragraph-rsid="00174523" style:font-size-asian="15pt" style:font-size-complex="15pt"/>
    </style:style>
    <style:style style:name="P2" style:family="paragraph" style:parent-style-name="Preformatted_20_Text">
      <style:text-properties officeooo:rsid="00174523" officeooo:paragraph-rsid="00174523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size="15pt" style:font-size-asian="15pt" style:font-size-complex="15pt"/>
    </style:style>
    <style:style style:name="P5" style:family="paragraph" style:parent-style-name="Standard">
      <style:text-properties fo:font-size="15pt" officeooo:rsid="0025224a" officeooo:paragraph-rsid="0025224a" style:font-size-asian="15pt" style:font-size-complex="15pt"/>
    </style:style>
    <style:style style:name="P6" style:family="paragraph" style:parent-style-name="Standard">
      <style:text-properties officeooo:paragraph-rsid="0025224a"/>
    </style:style>
    <style:style style:name="P7" style:family="paragraph" style:parent-style-name="Standard">
      <style:text-properties officeooo:rsid="00264ea5" officeooo:paragraph-rsid="00264ea5"/>
    </style:style>
    <style:style style:name="P8" style:family="paragraph" style:parent-style-name="Standard">
      <style:text-properties fo:color="#ffffff" style:font-name="Ubuntu" fo:font-size="14pt" fo:font-weight="normal" officeooo:rsid="00237a9f" officeooo:paragraph-rsid="00237a9f" fo:background-color="#282a36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Text_20_body">
      <style:text-properties style:font-name="Ubuntu" fo:font-size="16pt" style:font-size-asian="16pt" style:font-size-complex="16pt"/>
    </style:style>
    <style:style style:name="P11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74523" officeooo:paragraph-rsid="00174523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25224a" style:font-size-asian="15pt" style:font-size-complex="15pt"/>
    </style:style>
    <style:style style:name="T3" style:family="text">
      <style:text-properties officeooo:rsid="001ba537"/>
    </style:style>
    <style:style style:name="T4" style:family="text">
      <style:text-properties officeooo:rsid="001ce0dd"/>
    </style:style>
    <style:style style:name="T5" style:family="text">
      <style:text-properties officeooo:rsid="001e5bc0"/>
    </style:style>
    <style:style style:name="T6" style:family="text">
      <style:text-properties officeooo:rsid="002005d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e0dd" style:font-weight-asian="bold" style:font-weight-complex="bold"/>
    </style:style>
    <style:style style:name="T9" style:family="text">
      <style:text-properties fo:color="#ffffff"/>
    </style:style>
    <style:style style:name="T10" style:family="text">
      <style:text-properties fo:color="#ffffff" officeooo:rsid="001ce0dd"/>
    </style:style>
    <style:style style:name="T11" style:family="text">
      <style:text-properties fo:color="#ffffff" style:text-line-through-style="solid" style:text-line-through-type="single"/>
    </style:style>
    <style:style style:name="T12" style:family="text">
      <style:text-properties fo:color="#ffffff" style:text-line-through-style="solid" style:text-line-through-type="single" officeooo:rsid="001ce0dd"/>
    </style:style>
    <style:style style:name="T13" style:family="text">
      <style:text-properties fo:color="#ffffff" style:text-line-through-style="none" style:text-line-through-type="none"/>
    </style:style>
    <style:style style:name="T14" style:family="text">
      <style:text-properties fo:color="#ffffff" style:text-line-through-style="none" style:text-line-through-type="none" officeooo:rsid="001ce0dd"/>
    </style:style>
    <style:style style:name="T15" style:family="text">
      <style:text-properties fo:color="#ffffff" style:text-line-through-style="none" style:text-line-through-type="none" fo:font-weight="bold" style:font-weight-asian="bold" style:font-weight-complex="bold"/>
    </style:style>
    <style:style style:name="T16" style:family="text">
      <style:text-properties fo:color="#ffffff" style:text-line-through-style="none" style:text-line-through-type="none" fo:font-weight="bold" officeooo:rsid="001ce0dd" style:font-weight-asian="bold" style:font-weight-complex="bold"/>
    </style:style>
    <style:style style:name="T17" style:family="text">
      <style:text-properties style:text-line-through-style="none" style:text-line-through-type="none" fo:font-weight="bold" style:font-weight-asian="bold" style:font-weight-complex="bold"/>
    </style:style>
    <style:style style:name="T18" style:family="text">
      <style:text-properties style:text-line-through-style="none" style:text-line-through-type="none" fo:font-weight="bold" officeooo:rsid="001ce0dd" style:font-weight-asian="bold" style:font-weight-complex="bold"/>
    </style:style>
    <style:style style:name="T19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1">sudo apt-get update</text:span></text:span></text:p>
      <text:p text:style-name="P3"><text:span text:style-name="Source_20_Text"><text:span text:style-name="T1">sudo apt-get install curl</text:span></text:span></text:p>
      <text:p text:style-name="P4">gpg --keyserver hkp://pool.sks-keyservers.net --recv-keys 409B6B1796C275462A1703113804BB82D39DC0E3 7D2BAF1CF37B13E2069D6956105BD0E739499BDB</text:p>
      <text:p text:style-name="P3"><text:span text:style-name="Source_20_Text"><text:span text:style-name="T1">\curl -L https://get.rvm.io | bash -s stable --ruby</text:span></text:span></text:p>
      <text:p text:style-name="P1">sudo apt install rbenv</text:p>
      <text:p text:style-name="P1"/>
      <text:p text:style-name="P2"><text:span text:style-name="Source_20_Text"><text:span text:style-name="T1">sudo apt-get install build-essential patch ruby-dev zlib1g-dev liblzma-dev</text:span></text:span></text:p>
      <text:p text:style-name="P1"/>
      <text:p text:style-name="P2"><text:span text:style-name="Source_20_Text"><text:span text:style-name="T1">gem install rails --no-document</text:span></text:span></text:p>
      <text:p text:style-name="P1"/>
      <text:p text:style-name="P11"><text:span text:style-name="Source_20_Text"><text:span text:style-name="T1">sudo apt-get install git</text:span></text:span></text:p>
      <text:p text:style-name="P5"/>
      <text:p text:style-name="P5">gem list rails –local</text:p>
      <text:p text:style-name="P5"/>
      <text:p text:style-name="P6"><text:span text:style-name="T2">gem install rails -v 5.2.4.1</text:span></text:p>
      <text:p text:style-name="P6"><text:span text:style-name="T2"/></text:p>
      <text:p text:style-name="P7"><text:span text:style-name="T2">g</text:span><text:span text:style-name="T1">em list rails</text:span></text:p>
      <text:p text:style-name="Text_20_body"/>
      <text:p text:style-name="P10">rails <text:s text:c="2"/>generate controller Produtos</text:p>
      <text:p text:style-name="P10"/>
      <text:p text:style-name="P10">echo fs.inotify.max_user_watches=524288 | sudo tee -a /etc/sysctl.conf &amp;&amp; sudo sysctl -p <text:s text:c="2"/>= corrige problemas do generate controller</text:p>
      <text:p text:style-name="P10"/>
      <text:p text:style-name="P10">rails generate model Produto nome:string descricao:text preco:decimal quantidade:integer <text:span text:style-name="T3">= cria em um banco de dados </text:span></text:p>
      <text:p text:style-name="P10"/>
      <text:p text:style-name="Standard"><text:span text:style-name="T19">rails </text:span><text:a xlink:type="simple" xlink:href="db:migrate" text:style-name="Internet_20_link" text:visited-style-name="Visited_20_Internet_20_Link"><text:span text:style-name="T19">db:migrate</text:span></text:a><text:span text:style-name="T19"> = migra os arquivos </text:span></text:p>
      <text:p text:style-name="P9"/>
      <text:p text:style-name="P9">rails dbconsole</text:p>
      <text:p text:style-name="P9"><text:soft-page-break/></text:p>
      <text:p text:style-name="P9">.table = mostra o esquema de arquivos</text:p>
      <text:p text:style-name="P9"/>
      <text:p text:style-name="P9">.schema produtos = mostra a infraestrutura do rails sqlite3</text:p>
      <text:p text:style-name="P9"/>
      <text:p text:style-name="P9">rails console = para inserir dados no banco de dados</text:p>
      <text:p text:style-name="P9"/>
      <text:p text:style-name="P9">ex: camiseta = Produto.new</text:p>
      <text:p text:style-name="P9"/>
      <text:p text:style-name="P9">camiseta.nome = “Camiseta Azul”</text:p>
      <text:p text:style-name="P9"/>
      <text:p text:style-name="P9">camiseta.descricao = “Bem bonita”</text:p>
      <text:p text:style-name="P9"/>
      <text:p text:style-name="P9">camiseta.preco = 19,99</text:p>
      <text:p text:style-name="P9"/>
      <text:p text:style-name="P9">camiseta.quantidade = 10</text:p>
      <text:p text:style-name="P9"/>
      <text:p text:style-name="P9">camiseta.save</text:p>
      <text:p text:style-name="P9"/>
      <text:p text:style-name="P9">outro produto</text:p>
      <text:p text:style-name="P9"/>
      <text:p text:style-name="P9">tenis = Produto.create nome 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4:31:42.583586456</meta:creation-date>
    <dc:date>2020-01-25T15:16:03.627846743</dc:date>
    <meta:editing-duration>P3DT6H41M8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152" meta:character-count="1124" meta:non-whitespace-character-count="996"/>
  </office:meta>
</office:document-meta>
</file>